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>Kryptographie </text:p>
      <text:p text:style-name="P2">und </text:p>
      <text:p text:style-name="P2">Anycast</text:p>
      <text:p text:style-name="P1"/>
      <text:p text:style-name="P1"/>
      <text:p text:style-name="P3">Erwin Nindl</text:p>
      <text:p text:style-name="P3"/>
      <text:p text:style-name="P3">http://www.anytun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de" fo:country="AT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27T01:03:15</meta:creation-date>
    <dc:date>2007-04-28T13:41:54</dc:date>
    <dc:language>de-AT</dc:language>
    <meta:editing-cycles>3</meta:editing-cycles>
    <meta:editing-duration>PT3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7" meta:character-count="57"/>
  </office:meta>
</office:document-meta>
</file>